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1" style:parent-style-name="Graphics">
      <style:graphic-properties draw:fill="none" draw:stroke="non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frame draw:id="id63" draw:style-name="a381" draw:name="Afbeelding 4" svg:x="0in" svg:y="0.40048in" svg:width="13.33333in" svg:height="6.69903in" style:rel-width="scale" style:rel-height="scale">
          <draw:image xlink:href="media/image1.png" xlink:type="simple" xlink:show="embed" xlink:actuate="onLoad"/>
          <svg:title/>
          <svg:desc/>
        </draw:frame>
        <draw:custom-shape svg:x="6.1875in" svg:y="0.26531in" svg:width="0.76148in" svg:height="6.83886in" draw:id="id64" draw:style-name="a384" draw:name="Rechthoek 5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63988in" svg:y="0.39583in" svg:width="1.09481in" svg:height="0.61777in" draw:id="id65" draw:style-name="a387" draw:name="Rechthoek 6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en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en om de tekststijl van het model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en om de tekststijl van het model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en om de tekststijl van het model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en om de tekststijl van het model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en om de tekststijl van het model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en om de tekststijl van het model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en om de tekststijl van het model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e</dc:title>
    <meta:initial-creator>Thibeau Wouters</meta:initial-creator>
    <dc:creator>Thibeau Wouters</dc:creator>
    <meta:creation-date>2022-08-23T08:31:04Z</meta:creation-date>
    <dc:date>2022-08-23T08:32:09Z</dc:date>
    <meta:editing-cycles>1</meta:editing-cycles>
    <meta:editing-duration>PT64S</meta:editing-duration>
    <meta:document-statistic meta:paragraph-count="0" meta:word-count="0"/>
  </office:meta>
</office:document-meta>
</file>